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style style:name="P2" style:family="paragraph" style:parent-style-name="Heading_20_4">
      <style:paragraph-properties fo:break-before="page"/>
    </style:style>
    <style:style style:name="P3" style:family="paragraph" style:parent-style-name="Code">
      <style:text-properties fo:font-weight="bold" style:font-weight-asian="bold" style:font-weight-complex="bold"/>
    </style:style>
    <style:style style:name="P4" style:family="paragraph" style:parent-style-name="Code">
      <style:text-properties style:text-line-through-style="solid"/>
    </style:style>
    <style:style style:name="P5" style:family="paragraph" style:parent-style-name="Code">
      <style:text-properties fo:font-weight="normal" style:font-weight-asian="normal" style:font-weight-complex="normal"/>
    </style:style>
    <style:style style:name="P6" style:family="paragraph" style:parent-style-name="Code_20_New">
      <style:text-properties fo:font-weight="normal" style:font-weight-asian="normal" style:font-weight-complex="normal"/>
    </style:style>
    <style:style style:name="P7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bookmark-start text:name="__RefHeading__3418_1695286129"/>Message Board - PHP<text:bookmark-end text:name="__RefHeading__3418_1695286129"/></text:h>
      <text:h text:style-name="Heading_20_4" text:outline-level="4">Base</text:h>
      <text:p text:style-name="Standard">Create a file called messages.php and open it in a browser</text:p>
      <text:p text:style-name="Standard">touch messages.txt &amp;&amp; php -S 127.0.0.1:8000 -t .</text:p>
      <text:p text:style-name="Standard">http://localhost:8000/messages.php</text:p>
      <text:p text:style-name="Code_20_New">&lt;html&gt;</text:p>
      <text:p text:style-name="Code_20_New"><text:s text:c="4"/>&lt;head&gt;</text:p>
      <text:p text:style-name="Code_20_New"><text:s text:c="8"/>&lt;title&gt;PHP Message Board&lt;/title&gt;</text:p>
      <text:p text:style-name="Code_20_New"><text:s text:c="4"/>&lt;/head&gt;</text:p>
      <text:p text:style-name="Code_20_New"/>
      <text:p text:style-name="Code_20_New"><text:s text:c="4"/>&lt;body&gt;</text:p>
      <text:p text:style-name="Code_20_New"><text:s text:c="8"/>&lt;h1&gt;Message Board&lt;/h1&gt;</text:p>
      <text:p text:style-name="Code_20_New"><text:s text:c="4"/>&lt;/body&gt;</text:p>
      <text:p text:style-name="Code_20_New">&lt;/html&gt;</text:p>
      <text:h text:style-name="Heading_20_4" text:outline-level="4">Textarea</text:h>
      <text:p text:style-name="P6"><text:s text:c="4"/>&lt;body&gt;</text:p>
      <text:p text:style-name="P6"><text:s text:c="8"/>&lt;h1&gt;Message Board&lt;/h1&gt;</text:p>
      <text:p text:style-name="P3">&lt;?php</text:p>
      <text:p text:style-name="P3"><text:s text:c="8"/>echo "&lt;form action='' method='post'&gt;";</text:p>
      <text:p text:style-name="P3"><text:s text:c="8"/>echo " <text:s/>Message :&lt;input type='textarea' name='message' <text:s text:c="6"/>/&gt;";</text:p>
      <text:p text:style-name="P3"><text:s text:c="8"/>echo " <text:s text:c="10"/>&lt;input type='submit' <text:s text:c="2"/>value='Post Message' /&gt;";</text:p>
      <text:p text:style-name="P3"><text:s text:c="8"/>echo "&lt;/form&gt;";</text:p>
      <text:p text:style-name="P3"/>
      <text:p text:style-name="P3">?&gt;</text:p>
      <text:p text:style-name="P6"><text:s text:c="4"/>&lt;/body&gt;</text:p>
      <text:h text:style-name="Heading_20_4" text:outline-level="4">Save Message</text:h>
      <text:p text:style-name="P5"/>
      <text:p text:style-name="P5"><text:s text:c="8"/>echo "&lt;/form&gt;";</text:p>
      <text:p text:style-name="P5"/>
      <text:p text:style-name="Code"><text:span text:style-name="T1"><text:s text:c="8"/>$messageboard_filename = "messages.txt";</text:span></text:p>
      <text:p text:style-name="Code"><text:span text:style-name="T1"/></text:p>
      <text:p text:style-name="Code"><text:span text:style-name="T1"><text:s text:c="8"/>If there is a message then append it to the end of the file</text:span></text:p>
      <text:p text:style-name="Code"><text:span text:style-name="T1"><text:s text:c="8"/>if ($_POST['message']) {</text:span></text:p>
      <text:p text:style-name="Code"><text:span text:style-name="T1"><text:s text:c="12"/>$file = fopen($messageboard_filename, "a"); #Open file in append mode</text:span></text:p>
      <text:p text:style-name="Code"><text:span text:style-name="T1"><text:s text:c="12"/>fwrite($file, "&lt;p&gt;".$_POST['message']."&lt;/p&gt;\n");</text:span></text:p>
      <text:p text:style-name="Code"><text:span text:style-name="T1"><text:s text:c="12"/>fclose($file);</text:span></text:p>
      <text:p text:style-name="Code"><text:span text:style-name="T1"><text:s text:c="8"/>}</text:span></text:p>
      <text:p text:style-name="P5">?&gt;</text:p>
      <text:p text:style-name="P5"><text:s text:c="4"/>&lt;/body&gt;</text:p>
      <text:p text:style-name="Standard">Look in messages.txt file</text:p>
      <text:h text:style-name="Heading_20_4" text:outline-level="4">Show Message</text:h>
      <text:p text:style-name="P5"/>
      <text:p text:style-name="P5"><text:s text:c="12"/>fclose($file);</text:p>
      <text:p text:style-name="P5"><text:s text:c="8"/>}</text:p>
      <text:p text:style-name="P3"/>
      <text:p text:style-name="P3"><text:s text:c="8"/>$file = fopen($messageboard_filename, "r"); #Open the file in read mode</text:p>
      <text:p text:style-name="P3"><text:s text:c="8"/>$text = fread($file, filesize($messageboard_filename));</text:p>
      <text:p text:style-name="P3"><text:s text:c="8"/>fclose($file);</text:p>
      <text:p text:style-name="P3"><text:s text:c="8"/>echo ($text);</text:p>
      <text:p text:style-name="P5">?&gt;</text:p>
      <text:p text:style-name="P5"><text:s text:c="4"/>&lt;/body&gt;</text:p>
      <text:h text:style-name="Heading_20_4" text:outline-level="4"/>
      <text:h text:style-name="P2" text:outline-level="4">Username</text:h>
      <text:p text:style-name="Code">&lt;?php</text:p>
      <text:p text:style-name="Code"><text:s text:c="8"/>echo "&lt;form action='' method='post'&gt;";</text:p>
      <text:p text:style-name="P3"><text:s text:c="8"/>echo " <text:s/>Username:&lt;input type='text' name='username' <text:s text:c="9"/>/&gt;";</text:p>
      <text:p text:style-name="Code"><text:s text:c="8"/>echo " <text:s/>Message :&lt;input type='textarea' name='message' <text:s text:c="6"/>/&gt;";</text:p>
      <text:p text:style-name="Code"><text:s text:c="8"/>echo " <text:s text:c="10"/>&lt;input type='submit' <text:s text:c="2"/>value='Post Message' /&gt;";</text:p>
      <text:p text:style-name="Standard"/>
      <text:p text:style-name="Code"><text:s text:c="8"/>if ($_POST['message']) {</text:p>
      <text:p text:style-name="Code"><text:s text:c="12"/>$file = fopen($messageboard_filename, "a"); #Open file in append mode</text:p>
      <text:p text:style-name="P4"><text:s text:c="12"/>fwrite($file, "&lt;p&gt;".$_POST['message']."&lt;/p&gt;\n");</text:p>
      <text:p text:style-name="P3"><text:s text:c="12"/>fwrite($file, "&lt;p&gt;".$_POST['username'].": ".$_POST['message']."&lt;/p&gt;\n");</text:p>
      <text:p text:style-name="Code"><text:s text:c="12"/>fclose($file);</text:p>
      <text:p text:style-name="Code"><text:s text:c="8"/>}</text:p>
      <text:h text:style-name="Heading_20_4" text:outline-level="4">Login</text:h>
      <text:p text:style-name="P3">&lt;?php</text:p>
      <text:p text:style-name="P3"><text:s text:c="4"/>if ($_POST['username']!=null) {</text:p>
      <text:p text:style-name="P3"><text:s text:c="8"/>setcookie ("username", $_POST['username'], time()+36000);</text:p>
      <text:p text:style-name="P3"><text:s text:c="8"/>$_COOKIE['username']=$_POST['username'];</text:p>
      <text:p text:style-name="P3"><text:s text:c="4"/>}</text:p>
      <text:p text:style-name="P3">?&gt;</text:p>
      <text:p text:style-name="Code">&lt;html&gt;</text:p>
      <text:p text:style-name="Standard"/>
      <text:p text:style-name="Code">&lt;?php</text:p>
      <text:p text:style-name="P3"><text:s text:c="4"/>if ($_COOKIE['username']==null) {</text:p>
      <text:p text:style-name="Code"><text:s text:c="9"/>echo "&lt;form action='' method='post'&gt;";</text:p>
      <text:p text:style-name="P4"><text:s text:c="8"/>echo " <text:s/>Username:&lt;input type='text' name='username' <text:s text:c="9"/>/&gt;";</text:p>
      <text:p text:style-name="P3"><text:s text:c="8"/>echo " <text:s/>Username:&lt;input type='text' name='username' /&gt;";</text:p>
      <text:p text:style-name="P3"><text:s text:c="8"/>echo " <text:s/>&lt;input type='submit' value='Login' /&gt;";</text:p>
      <text:p text:style-name="P3"><text:s text:c="8"/>echo "&lt;/form&gt;";</text:p>
      <text:p text:style-name="P3"><text:s text:c="4"/>}</text:p>
      <text:p text:style-name="P3"><text:s text:c="4"/>else {</text:p>
      <text:p text:style-name="P3"><text:s text:c="8"/>echo "&lt;p&gt;you are logged in as ".$_COOKIE['username'];</text:p>
      <text:p text:style-name="P3"><text:s text:c="8"/>echo "&lt;form action='' method='post'&gt;";</text:p>
      <text:p text:style-name="Code"><text:s text:c="8"/>echo " <text:s/>Message :&lt;input type='textarea' name='message' <text:s text:c="6"/>/&gt;";</text:p>
      <text:p text:style-name="Code"><text:s text:c="8"/>echo " <text:s text:c="10"/>&lt;input type='submit' <text:s text:c="2"/>value='Post Message' /&gt;";</text:p>
      <text:p text:style-name="Standard"/>
      <text:p text:style-name="Code"><text:s text:c="8"/>if ($_POST['message']) {</text:p>
      <text:p text:style-name="Code"><text:s text:c="12"/>$file = fopen($messageboard_filename, "a"); #Open file in append mode</text:p>
      <text:p text:style-name="P4"><text:s text:c="12"/>fwrite($file, "&lt;p&gt;".$_POST['username'].": ".$_POST['message']."&lt;/p&gt;\n");</text:p>
      <text:p text:style-name="P3"><text:s text:c="12"/>fwrite($file, "&lt;p&gt;".$_COOKIE['username'].": ".$_POST['message']."&lt;/p&gt;\n");</text:p>
      <text:p text:style-name="Code"><text:s text:c="12"/>fclose($file);</text:p>
      <text:p text:style-name="Code"><text:s text:c="9"/>}</text:p>
      <text:h text:style-name="Heading_20_4" text:outline-level="4">Logout</text:h>
      <text:p text:style-name="Code">&lt;?php</text:p>
      <text:p text:style-name="P3"><text:s text:c="4"/>if ($_POST['logout']!=null) {</text:p>
      <text:p text:style-name="P3"><text:s text:c="8"/>setcookie ("username", null, time()+36000);</text:p>
      <text:p text:style-name="P3"><text:s text:c="8"/>$_COOKIE['username'] = null;</text:p>
      <text:p text:style-name="P3"><text:s text:c="4"/>}</text:p>
      <text:p text:style-name="Code"><text:s text:c="4"/>if ($_POST['username']!=null) {</text:p>
      <text:p text:style-name="Code"><text:s text:c="8"/>setcookie ("username", $_POST['username'], time()+36000);</text:p>
      <text:p text:style-name="Standard"/>
      <text:p text:style-name="Code"><text:s text:c="8"/>echo "&lt;form action='' method='post'&gt;";</text:p>
      <text:p text:style-name="Code"><text:s text:c="8"/>echo " <text:s/>Message :&lt;input type='textarea' name='message' <text:s text:c="6"/>/&gt;";</text:p>
      <text:p text:style-name="P3"><text:s text:c="8"/>echo " <text:s/>Logout <text:s/>:&lt;input type='checkbox' name='logout' <text:s text:c="7"/>/&gt;";</text:p>
      <text:p text:style-name="Code"><text:s text:c="8"/>echo " <text:s text:c="10"/>&lt;input type='submit' <text:s text:c="2"/>value='Post Message' /&gt;";</text:p>
      <text:p text:style-name="Code"><text:s text:c="8"/>echo "&lt;/form&gt;";</text:p>
      <text:p text:style-name="Standard"/>
      <text:h text:style-name="P7" text:outline-level="2">Message Board – Python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text-align="center" style:justify-single-word="false" fo:padding-left="0cm" fo:padding-right="0cm" fo:padding-top="0cm" fo:padding-bottom="0.035cm" fo:border-left="none" fo:border-right="none" fo:border-top="none" fo:border-bottom="0.088cm solid #000080" fo:keep-with-next="always"/>
      <style:text-properties style:font-name="Arial" fo:font-size="18pt" fo:font-weight="bold" style:font-size-asian="18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weight="bold" style:font-weight-asian="bold" style:font-size-complex="14pt" style:font-weight-complex="bold"/>
    </style:style>
    <style:style style:name="Code" style:family="paragraph" style:parent-style-name="Standard">
      <style:paragraph-properties fo:padding-left="0.141cm" fo:padding-right="0.141cm" fo:padding-top="0.035cm" fo:padding-bottom="0.035cm" fo:border="0.018cm solid #000000"/>
      <style:text-properties style:font-name="Courier New" fo:font-size="10pt" style:font-size-asian="10pt"/>
    </style:style>
    <style:style style:name="Code_20_New" style:display-name="Code New" style:family="paragraph" style:parent-style-name="Code">
      <style:text-properties fo:font-style="italic" fo:font-weight="bold" style:font-style-asian="italic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_20_Remove" style:display-name="Code Remove" style:family="paragraph" style:parent-style-name="Code_20_New">
      <style:text-properties style:text-line-through-style="solid" fo:font-style="normal" fo:font-weight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Code_20_Char" style:display-name="Code Char" style:family="text" style:parent-style-name="Default_20_Paragraph_20_Font">
      <style:text-properties style:font-name="Courier New" fo:language="en" fo:country="GB" style:font-size-complex="12pt" style:language-complex="ar" style:country-complex="SA"/>
    </style:style>
    <style:style style:name="Code_20_New_20_Char" style:display-name="Code New Char" style:family="text" style:parent-style-name="Code_20_Char">
      <style:text-properties fo:font-style="italic" fo:font-weight="bold" style:font-style-asian="italic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tab/><text:date style:data-style-name="N76" text:date-value="2017-03-20T19:07:17.99">20 March 2017</text:date><text:tab/>Page <text:page-number text:select-page="current">1</text:page-number> or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an Callaghan</meta:initial-creator>
    <meta:creation-date>2012-10-08T23:11:17</meta:creation-date>
    <dc:date>2017-03-20T19:07:18</dc:date>
    <dc:creator>Allan Callaghan</dc:creator>
    <meta:editing-duration>PT16H26M7S</meta:editing-duration>
    <meta:editing-cycles>20</meta:editing-cycles>
    <meta:generator>OpenOffice/4.1.3$Unix OpenOffice.org_project/413m1$Build-9783</meta:generator>
    <meta:printed-by>Allan Callaghan</meta:printed-by>
    <meta:print-date>2017-03-20T13:41:10</meta:print-date>
    <meta:document-statistic meta:table-count="0" meta:image-count="0" meta:object-count="0" meta:page-count="3" meta:paragraph-count="98" meta:word-count="321" meta:character-count="3414"/>
  </office:meta>
</office:document-meta>
</file>